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1100" officeooo:paragraph-rsid="00031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oughts about the thermostat</text:p>
      <text:p text:style-name="P1"/>
      <text:p text:style-name="P1">Raspi1 will run the t measurement. <text:s/>My idea of running this is that there is a state machine, which will check if anyone changed the input temp. If input temp is changed then it will check if the requested T has changed, and if so it will open or close the relay. This means we need to know the status of the relay, either open or closed. In order to be safe we can always first send a command which opens the relay (meaning no heat) and then close it. This also requires us to make sure that the system comes up in a known state after a power failure, i.e. we need to explicitly come up with the relay open.</text:p>
      <text:p text:style-name="P1"/>
      <text:p text:style-name="P1">The raspi also needs to show us the temperature. We can see this either on a LED, but also on the home</text:p>
      <text:p text:style-name="P1">integration with the android. Furthermore we will want to know our history in a graph.</text:p>
      <text:p text:style-name="P1"/>
      <text:p text:style-name="P1"/>
      <text:p text:style-name="P1"/>
      <text:p text:style-name="P1"/>
      <text:p text:style-name="P1"/>
      <text:p text:style-name="P1"/>
      <text:p text:style-name="P1"/>
      <text:p text:style-name="P1"/>
      <text:p text:style-name="P1"/>
      <text:p text:style-name="P1"/>
      <text:p text:style-name="P1">Raspi2 will control a usb realy, which will shorten the wto leads from the thermostat and then open valve. It needs to keep track of the relay state and send that one back to Raspi 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6T15:47:47.087978489</meta:creation-date>
    <dc:date>2022-09-26T15:57:23.145432679</dc:date>
    <meta:editing-duration>PT9M36S</meta:editing-duration>
    <meta:editing-cycles>1</meta:editing-cycles>
    <meta:document-statistic meta:table-count="0" meta:image-count="0" meta:object-count="0" meta:page-count="1" meta:paragraph-count="5" meta:word-count="198" meta:character-count="1007" meta:non-whitespace-character-count="813"/>
    <meta:generator>LibreOffice/7.3.5.2$Linux_X86_64 LibreOffice_project/30$Build-2</meta:generator>
  </office:meta>
</office:document-meta>
</file>